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ListParagraph" style:list-style-name="LFO2" style:family="paragraph"/>
    <style:style style:name="P3" style:parent-style-name="ListParagraph" style:list-style-name="LFO1" style:family="paragraph"/>
    <style:style style:name="P4" style:parent-style-name="ListParagraph" style:list-style-name="LFO1" style:family="paragraph"/>
  </office:automatic-styles>
  <office:body>
    <office:text text:use-soft-page-breaks="true">
      <text:p text:style-name="P1">3. FARMACIE SPITAL Un spital are o farmacie proprie si mai multe sectii. Necesarul de medicamente pe sectii este deservit de catre farmacia spitalului. Spitalul pune la dispozitia acestora o aplicatie pentru gestiunea comenzilor de medicamente ale sectiilor si onorarea acestor comenzi din partea farmaciei. Aplicatia este compusa din:<text:s/></text:p>
      <text:p text:style-name="Normal">• mai multe terminale localizate in fiecare sectie: Personalul medical de pe sectii foloseste aceste terminale pentru a inregistra comenzile de medicamente. Un element de comanda refera medicametul dorit și cantitatea solicitata. De pe o sectie se pot înregistra oricâte comenzi. Imediat dupa inregistrarea unei comenzii, aceasta poate fi consultata la farmacie.<text:s/></text:p>
      <text:list text:style-name="LFO2" text:continue-numbering="true">
        <text:list-item>
          <text:p text:style-name="P2">Fiecare personal sa aiba un cont separate(un pin,cod)</text:p>
        </text:list-item>
      </text:list>
      <text:p text:style-name="Normal">• un terminal pentru farmacie: Farmacistii observa lista comenzilor facute de pe sectii, prioritizata după momentul sosirii acestora. Pentru onorarea unei comenzi, farmacistul o selecteaza din lista, (pregateste medicamentele si le trimite pe sectii) dupa care declanseaza un buton "comanda onorata". În urma acestei acțiuni, comanda este eliminata din lista afisata de farmacie si apare ca si onorata in fereastra sectiei care a inițiat-o.</text:p>
      <text:list text:style-name="LFO1" text:continue-numbering="true">
        <text:list-item>
          <text:p text:style-name="P3">Sa anulezi o comanda</text:p>
        </text:list-item>
        <text:list-item>
          <text:p text:style-name="P4">Partial comanda</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nca.stege98@yahoo.ro</meta:initial-creator>
    <dc:creator>anca.stege98@yahoo.ro</dc:creator>
    <meta:creation-date>2021-02-23T07:15:00Z</meta:creation-date>
    <dc:date>2021-02-23T07:25:00Z</dc:date>
    <meta:template xlink:href="Normal" xlink:type="simple"/>
    <meta:editing-cycles>1</meta:editing-cycles>
    <meta:editing-duration>PT600S</meta:editing-duration>
    <meta:document-statistic meta:page-count="1" meta:paragraph-count="2" meta:word-count="184" meta:character-count="1231" meta:row-count="8" meta:non-whitespace-character-count="1049"/>
  </office:meta>
</office:document-meta>
</file>